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0.958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33611">
            <text:p>43361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4]*[.B4]/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73910">
            <text:p>273910</text:p>
          </table:table-cell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5]*[.B5]/8" office:value-type="float" office:value="136955">
            <text:p>1369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75703">
            <text:p>175703</text:p>
          </table:table-cell>
          <table:table-cell office:value-type="float" office:value="17479">
            <text:p>1747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6]*[.B6]/8" office:value-type="float" office:value="175703">
            <text:p>17570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6</text:p>
          </table:table-cell>
          <table:table-cell office:value-type="float" office:value="23489">
            <text:p>23489</text:p>
          </table:table-cell>
          <table:table-cell office:value-type="float" office:value="41596">
            <text:p>41596</text:p>
          </table:table-cell>
          <table:table-cell office:value-type="float" office:value="65533">
            <text:p>6553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E7]*[.B7]/8" office:value-type="float" office:value="62394">
            <text:p>6239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7</text:p>
          </table:table-cell>
          <table:table-cell office:value-type="float" office:value="14343">
            <text:p>14343</text:p>
          </table:table-cell>
          <table:table-cell office:value-type="float" office:value="24939">
            <text:p>24939</text:p>
          </table:table-cell>
          <table:table-cell office:value-type="float" office:value="41107">
            <text:p>41107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8]*[.B8]/8" office:value-type="float" office:value="37408.5">
            <text:p>37408.5</text:p>
          </table:table-cell>
        </table:table-row>
        <table:table-row table:style-name="ro1">
          <table:table-cell table:number-columns-repeated="3"/>
          <table:table-cell table:formula="of:=SUM([.D4:.D8])" office:value-type="float" office:value="47176">
            <text:p>47176</text:p>
          </table:table-cell>
          <table:table-cell table:formula="of:=SUM([.E4:.E8])" office:value-type="float" office:value="949759">
            <text:p>949759</text:p>
          </table:table-cell>
          <table:table-cell table:formula="of:=SUM([.F4:.F8])" office:value-type="float" office:value="126691">
            <text:p>126691</text:p>
          </table:table-cell>
          <table:table-cell table:number-columns-repeated="2"/>
          <table:table-cell table:formula="of:=SUM([.I4:.I8])" office:value-type="float" office:value="412460.5">
            <text:p>412460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78711">
            <text:p>78711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12]*[.B12]/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52929">
            <text:p>52929</text:p>
          </table:table-cell>
          <table:table-cell office:value-type="float" office:value="2478">
            <text:p>2478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13]*[.B13]/8" office:value-type="float" office:value="26464.5">
            <text:p>26464.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42357">
            <text:p>42357</text:p>
          </table:table-cell>
          <table:table-cell office:value-type="float" office:value="19736">
            <text:p>19736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14]*[.B14]/8" office:value-type="float" office:value="42357">
            <text:p>4235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<text:s/>1</text:p>
          </table:table-cell>
          <table:table-cell office:value-type="float" office:value="19292">
            <text:p>19292</text:p>
          </table:table-cell>
          <table:table-cell office:value-type="float" office:value="21181">
            <text:p>21181</text:p>
          </table:table-cell>
          <table:table-cell office:value-type="float" office:value="63318">
            <text:p>63318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15]*[.B15]/8" office:value-type="float" office:value="29123.875">
            <text:p>29123.875</text:p>
          </table:table-cell>
        </table:table-row>
        <table:table-row table:style-name="ro1">
          <table:table-cell table:number-columns-repeated="3"/>
          <table:table-cell table:formula="of:=SUM([.D12:.D15])" office:value-type="float" office:value="28636">
            <text:p>28636</text:p>
          </table:table-cell>
          <table:table-cell table:formula="of:=SUM([.E12:.E15])" office:value-type="float" office:value="195178">
            <text:p>195178</text:p>
          </table:table-cell>
          <table:table-cell table:formula="of:=SUM([.F12:.F15])" office:value-type="float" office:value="85854">
            <text:p>85854</text:p>
          </table:table-cell>
          <table:table-cell table:number-columns-repeated="2"/>
          <table:table-cell table:formula="of:=SUM([.I12:.I15])" office:value-type="float" office:value="97945.375">
            <text:p>97945.3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358744">
            <text:p>358744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19]*[.B19]/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22141">
            <text:p>222141</text:p>
          </table:table-cell>
          <table:table-cell office:value-type="float" office:value="2216">
            <text:p>221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20]*[.B20]/8" office:value-type="float" office:value="111070.5">
            <text:p>111070.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35290">
            <text:p>135290</text:p>
          </table:table-cell>
          <table:table-cell office:value-type="float" office:value="18018">
            <text:p>18018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1]*[.B21]/8" office:value-type="float" office:value="135290">
            <text:p>13529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6</text:p>
          </table:table-cell>
          <table:table-cell office:value-type="float" office:value="22272">
            <text:p>22272</text:p>
          </table:table-cell>
          <table:table-cell office:value-type="float" office:value="35910">
            <text:p>35910</text:p>
          </table:table-cell>
          <table:table-cell office:value-type="float" office:value="65532">
            <text:p>6553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E22]*[.B22]/8" office:value-type="float" office:value="53865">
            <text:p>5386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<text:s/>7</text:p>
          </table:table-cell>
          <table:table-cell office:value-type="float" office:value="1601">
            <text:p>1601</text:p>
          </table:table-cell>
          <table:table-cell office:value-type="float" office:value="2496">
            <text:p>2496</text:p>
          </table:table-cell>
          <table:table-cell office:value-type="float" office:value="4901">
            <text:p>4901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23]*[.B23]/8" office:value-type="float" office:value="2808">
            <text:p>2808</text:p>
          </table:table-cell>
        </table:table-row>
        <table:table-row table:style-name="ro1">
          <table:table-cell table:number-columns-repeated="3"/>
          <table:table-cell table:formula="of:=SUM([.D19:.D23])" office:value-type="float" office:value="33217">
            <text:p>33217</text:p>
          </table:table-cell>
          <table:table-cell table:formula="of:=SUM([.E19:.E23])" office:value-type="float" office:value="754581">
            <text:p>754581</text:p>
          </table:table-cell>
          <table:table-cell table:formula="of:=SUM([.F19:.F23])" office:value-type="float" office:value="90966">
            <text:p>90966</text:p>
          </table:table-cell>
          <table:table-cell table:number-columns-repeated="2"/>
          <table:table-cell table:formula="of:=SUM([.I19:.I23])" office:value-type="float" office:value="303033.5">
            <text:p>303033.5</text:p>
          </table:table-cell>
        </table:table-row>
        <table:table-row table:style-name="ro1">
          <table:table-cell table:number-columns-repeated="4"/>
          <table:table-cell table:formula="of:=[.E24]+[.E16]" office:value-type="float" office:value="949759">
            <text:p>949759</text:p>
          </table:table-cell>
          <table:table-cell table:formula="of:=[.F24]+[.F16]" office:value-type="float" office:value="176820">
            <text:p>176820</text:p>
          </table:table-cell>
          <table:table-cell table:number-columns-repeated="2"/>
          <table:table-cell table:formula="of:=[.I24]+[.I16]" office:value-type="float" office:value="400978.875">
            <text:p>400978.875</text:p>
          </table:table-cell>
        </table:table-row>
      </table:table>
      <table:table table:name="Sheet1_2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office:value-type="string">
            <text:p>Levels: All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33611">
            <text:p>43361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4]*[.B4]/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73910">
            <text:p>273910</text:p>
          </table:table-cell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5]*[.B5]/8" office:value-type="float" office:value="136955">
            <text:p>13695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75703">
            <text:p>175703</text:p>
          </table:table-cell>
          <table:table-cell office:value-type="float" office:value="17479">
            <text:p>1747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6]*[.B6]/8" office:value-type="float" office:value="175703">
            <text:p>17570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6</text:p>
          </table:table-cell>
          <table:table-cell office:value-type="float" office:value="23489">
            <text:p>23489</text:p>
          </table:table-cell>
          <table:table-cell office:value-type="float" office:value="41596">
            <text:p>41596</text:p>
          </table:table-cell>
          <table:table-cell office:value-type="float" office:value="65533">
            <text:p>6553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E7]*[.B7]/8" office:value-type="float" office:value="62394">
            <text:p>62394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7</text:p>
          </table:table-cell>
          <table:table-cell office:value-type="float" office:value="14343">
            <text:p>14343</text:p>
          </table:table-cell>
          <table:table-cell office:value-type="float" office:value="24939">
            <text:p>24939</text:p>
          </table:table-cell>
          <table:table-cell office:value-type="float" office:value="41107">
            <text:p>41107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8]*[.B8]/8" office:value-type="float" office:value="37408.5">
            <text:p>37408.5</text:p>
          </table:table-cell>
          <table:table-cell/>
        </table:table-row>
        <table:table-row table:style-name="ro1">
          <table:table-cell table:number-columns-repeated="3"/>
          <table:table-cell table:formula="of:=SUM([.D4:.D8])" office:value-type="float" office:value="47176">
            <text:p>47176</text:p>
          </table:table-cell>
          <table:table-cell table:formula="of:=SUM([.E4:.E8])" office:value-type="float" office:value="949759">
            <text:p>949759</text:p>
          </table:table-cell>
          <table:table-cell table:formula="of:=SUM([.F4:.F8])" office:value-type="float" office:value="126691">
            <text:p>126691</text:p>
          </table:table-cell>
          <table:table-cell table:number-columns-repeated="2"/>
          <table:table-cell table:formula="of:=SUM([.I4:.I8])" office:value-type="float" office:value="412460.5">
            <text:p>412460.5</text:p>
          </table:table-cell>
          <table:table-cell table:formula="of:=[.I9]+[.F9]" office:value-type="float" office:value="539151.5">
            <text:p>53915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office:value-type="string">
            <text:p>Levels: 0 to 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78711">
            <text:p>78711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12]*[.B12]/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52929">
            <text:p>52929</text:p>
          </table:table-cell>
          <table:table-cell office:value-type="float" office:value="2478">
            <text:p>2478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13]*[.B13]/8" office:value-type="float" office:value="26464.5">
            <text:p>26464.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42357">
            <text:p>42357</text:p>
          </table:table-cell>
          <table:table-cell office:value-type="float" office:value="19736">
            <text:p>19736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14]*[.B14]/8" office:value-type="float" office:value="42357">
            <text:p>4235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<text:s/>1</text:p>
          </table:table-cell>
          <table:table-cell office:value-type="float" office:value="19292">
            <text:p>19292</text:p>
          </table:table-cell>
          <table:table-cell office:value-type="float" office:value="21181">
            <text:p>21181</text:p>
          </table:table-cell>
          <table:table-cell office:value-type="float" office:value="63318">
            <text:p>63318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15]*[.B15]/8" office:value-type="float" office:value="29123.875">
            <text:p>29123.875</text:p>
          </table:table-cell>
          <table:table-cell/>
        </table:table-row>
        <table:table-row table:style-name="ro1">
          <table:table-cell/>
          <table:table-cell office:value-type="string">
            <text:p>Idx</text:p>
          </table:table-cell>
          <table:table-cell/>
          <table:table-cell table:formula="of:=SUM([.D12:.D15])" office:value-type="float" office:value="28636">
            <text:p>28636</text:p>
          </table:table-cell>
          <table:table-cell table:formula="of:=SUM([.E12:.E15])" office:value-type="float" office:value="195178">
            <text:p>195178</text:p>
          </table:table-cell>
          <table:table-cell table:formula="of:=SUM([.F12:.F15])" office:value-type="float" office:value="85854">
            <text:p>85854</text:p>
          </table:table-cell>
          <table:table-cell table:number-columns-repeated="2"/>
          <table:table-cell table:formula="of:=SUM([.I12:.I15])" office:value-type="float" office:value="97945.375">
            <text:p>97945.375</text:p>
          </table:table-cell>
          <table:table-cell table:formula="of:=[.I16]+[.F16]" office:value-type="float" office:value="183799.375">
            <text:p>1837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office:value-type="string">
            <text:p>Levels: 6 to 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223550">
            <text:p>223550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20]*[.B20]/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141859">
            <text:p>141859</text:p>
          </table:table-cell>
          <table:table-cell office:value-type="float" office:value="2270">
            <text:p>227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21]*[.B21]/8" office:value-type="float" office:value="70929.5">
            <text:p>70929.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92621">
            <text:p>92621</text:p>
          </table:table-cell>
          <table:table-cell office:value-type="float" office:value="17957">
            <text:p>17957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2]*[.B22]/8" office:value-type="float" office:value="92621">
            <text:p>92621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<text:s/>3</text:p>
          </table:table-cell>
          <table:table-cell office:value-type="float" office:value="20353">
            <text:p>20353</text:p>
          </table:table-cell>
          <table:table-cell office:value-type="float" office:value="28188">
            <text:p>28188</text:p>
          </table:table-cell>
          <table:table-cell office:value-type="float" office:value="62330">
            <text:p>62330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23]*[.B23]/8" office:value-type="float" office:value="38758.5">
            <text:p>38758.5</text:p>
          </table:table-cell>
          <table:table-cell/>
        </table:table-row>
        <table:table-row table:style-name="ro1">
          <table:table-cell/>
          <table:table-cell office:value-type="string">
            <text:p>Idx</text:p>
          </table:table-cell>
          <table:table-cell/>
          <table:table-cell table:formula="of:=SUM([.D20:.D23])" office:value-type="float" office:value="29697">
            <text:p>29697</text:p>
          </table:table-cell>
          <table:table-cell table:formula="of:=SUM([.E20:.E23])" office:value-type="float" office:value="486218">
            <text:p>486218</text:p>
          </table:table-cell>
          <table:table-cell table:formula="of:=SUM([.F20:.F23])" office:value-type="float" office:value="82867">
            <text:p>82867</text:p>
          </table:table-cell>
          <table:table-cell table:number-columns-repeated="2"/>
          <table:table-cell table:formula="of:=SUM([.I20:.I23])" office:value-type="float" office:value="202309">
            <text:p>202309</text:p>
          </table:table-cell>
          <table:table-cell table:formula="of:=[.I24]+[.F24]" office:value-type="float" office:value="285176">
            <text:p>2851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office:value-type="string">
            <text:p>Levels: 9+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0</text:p>
          </table:table-cell>
          <table:table-cell office:value-type="float" office:value="128">
            <text:p>128</text:p>
          </table:table-cell>
          <table:table-cell office:value-type="float" office:value="137495">
            <text:p>137495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28]*[.B28]/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2</text:p>
          </table:table-cell>
          <table:table-cell office:value-type="float" office:value="1024">
            <text:p>1024</text:p>
          </table:table-cell>
          <table:table-cell office:value-type="float" office:value="80707">
            <text:p>80707</text:p>
          </table:table-cell>
          <table:table-cell office:value-type="float" office:value="2248">
            <text:p>2248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29]*[.B29]/8" office:value-type="float" office:value="40353.5">
            <text:p>40353.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6</text:p>
          </table:table-cell>
          <table:table-cell office:value-type="float" office:value="8192">
            <text:p>8192</text:p>
          </table:table-cell>
          <table:table-cell office:value-type="float" office:value="43861">
            <text:p>43861</text:p>
          </table:table-cell>
          <table:table-cell office:value-type="float" office:value="20987">
            <text:p>20987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30]*[.B30]/8" office:value-type="float" office:value="43861">
            <text:p>4386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7</text:p>
          </table:table-cell>
          <table:table-cell table:number-columns-repeated="2" office:value-type="float" office:value="6300">
            <text:p>6300</text:p>
          </table:table-cell>
          <table:table-cell office:value-type="float" office:value="23369">
            <text:p>23369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31]*[.B31]/8" office:value-type="float" office:value="7875">
            <text:p>7875</text:p>
          </table:table-cell>
          <table:table-cell/>
        </table:table-row>
        <table:table-row table:style-name="ro1">
          <table:table-cell table:number-columns-repeated="3"/>
          <table:table-cell table:formula="of:=SUM([.D28:.D31])" office:value-type="float" office:value="15644">
            <text:p>15644</text:p>
          </table:table-cell>
          <table:table-cell table:formula="of:=SUM([.E28:.E31])" office:value-type="float" office:value="268363">
            <text:p>268363</text:p>
          </table:table-cell>
          <table:table-cell table:formula="of:=SUM([.F28:.F31])" office:value-type="float" office:value="46902">
            <text:p>46902</text:p>
          </table:table-cell>
          <table:table-cell table:number-columns-repeated="2"/>
          <table:table-cell table:formula="of:=SUM([.I28:.I31])" office:value-type="float" office:value="92089.5">
            <text:p>92089.5</text:p>
          </table:table-cell>
          <table:table-cell table:formula="of:=[.I32]+[.F32]" office:value-type="float" office:value="138991.5">
            <text:p>138992</text:p>
          </table:table-cell>
        </table:table-row>
        <table:table-row table:style-name="ro1">
          <table:table-cell table:number-columns-repeated="3"/>
          <table:table-cell table:formula="of:=[.D32]+[.D24]+[.D16]" office:value-type="float" office:value="73977">
            <text:p>73977</text:p>
          </table:table-cell>
          <table:table-cell table:formula="of:=[.E32]+[.E24]+[.E16]" office:value-type="float" office:value="949759">
            <text:p>949759</text:p>
          </table:table-cell>
          <table:table-cell table:formula="of:=[.F32]+[.F24]+[.F16]" office:value-type="float" office:value="215623">
            <text:p>215623</text:p>
          </table:table-cell>
          <table:table-cell table:number-columns-repeated="2"/>
          <table:table-cell table:formula="of:=[.I32]+[.I24]+[.I16]" office:value-type="float" office:value="392343.875">
            <text:p>392343.875</text:p>
          </table:table-cell>
          <table:table-cell table:formula="of:=[.I33]+[.F33]" office:value-type="float" office:value="607966.875">
            <text:p>607967</text:p>
          </table:table-cell>
        </table:table-row>
        <table:table-row table:style-name="ro1">
          <table:table-cell table:number-columns-repeated="9"/>
          <table:table-cell table:formula="of:=[.J33]-[.J9]" office:value-type="float" office:value="68815.375">
            <text:p>6881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2091211">
            <text:p>2091211</text:p>
          </table:table-cell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5]*[.B5]/8" office:value-type="float" office:value="522802.75">
            <text:p>52280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2263890">
            <text:p>2263890</text:p>
          </table:table-cell>
          <table:table-cell office:value-type="float" office:value="3575">
            <text:p>3575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6]*[.B6]/8" office:value-type="float" office:value="1414931.25">
            <text:p>141493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3139461">
            <text:p>3139461</text:p>
          </table:table-cell>
          <table:table-cell office:value-type="float" office:value="26577">
            <text:p>26577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7]*[.B7]/8" office:value-type="float" office:value="3139461">
            <text:p>313946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3234725">
            <text:p>3234725</text:p>
          </table:table-cell>
          <table:table-cell office:value-type="float" office:value="225101">
            <text:p>22510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8]*[.B8]/8" office:value-type="float" office:value="4043406.25">
            <text:p>404340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93835">
            <text:p>93835</text:p>
          </table:table-cell>
          <table:table-cell office:value-type="float" office:value="616204">
            <text:p>616204</text:p>
          </table:table-cell>
          <table:table-cell office:value-type="float" office:value="524286">
            <text:p>524286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9]*[.B9]/8" office:value-type="float" office:value="1155382.5">
            <text:p>115538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a</text:p>
          </table:table-cell>
          <table:table-cell office:value-type="float" office:value="643221">
            <text:p>643221</text:p>
          </table:table-cell>
          <table:table-cell office:value-type="float" office:value="971138">
            <text:p>971138</text:p>
          </table:table-cell>
          <table:table-cell office:value-type="float" office:value="4194308">
            <text:p>4194308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10]*[.B10]/8" office:value-type="float" office:value="2306452.75">
            <text:p>23064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1</text:p>
          </table:table-cell>
          <table:table-cell office:value-type="float" office:value="3381259">
            <text:p>3381259</text:p>
          </table:table-cell>
          <table:table-cell office:value-type="float" office:value="5228048">
            <text:p>5228048</text:p>
          </table:table-cell>
          <table:table-cell office:value-type="float" office:value="21083125">
            <text:p>21083125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11]*[.B11]/8" office:value-type="float" office:value="12416614">
            <text:p>12416614</text:p>
          </table:table-cell>
        </table:table-row>
        <table:table-row table:style-name="ro1">
          <table:table-cell table:number-columns-repeated="3"/>
          <table:table-cell table:formula="of:=SUM([.D5:.D11])" office:value-type="float" office:value="4193195">
            <text:p>4193195</text:p>
          </table:table-cell>
          <table:table-cell table:formula="of:=SUM([.E5:.E11])" office:value-type="float" office:value="17544677">
            <text:p>17544677</text:p>
          </table:table-cell>
          <table:table-cell table:formula="of:=SUM([.F5:.F11])" office:value-type="float" office:value="26057449">
            <text:p>26057449</text:p>
          </table:table-cell>
          <table:table-cell table:number-columns-repeated="2"/>
          <table:table-cell table:formula="of:=SUM([.I5:.I11])" office:value-type="float" office:value="24999050.5">
            <text:p>249990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3</text:p>
          </table:table-cell>
          <table:table-cell office:value-type="float" office:value="128">
            <text:p>128</text:p>
          </table:table-cell>
          <table:table-cell office:value-type="float" office:value="302648">
            <text:p>302648</text:p>
          </table:table-cell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15]*[.B15]/8" office:value-type="float" office:value="75662">
            <text:p>7566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4</text:p>
          </table:table-cell>
          <table:table-cell office:value-type="float" office:value="1024">
            <text:p>1024</text:p>
          </table:table-cell>
          <table:table-cell office:value-type="float" office:value="295154">
            <text:p>295154</text:p>
          </table:table-cell>
          <table:table-cell office:value-type="float" office:value="3160">
            <text:p>3160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16]*[.B16]/8" office:value-type="float" office:value="184471.25">
            <text:p>18447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357273">
            <text:p>357273</text:p>
          </table:table-cell>
          <table:table-cell office:value-type="float" office:value="24922">
            <text:p>24922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17]*[.B17]/8" office:value-type="float" office:value="357273">
            <text:p>35727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363665">
            <text:p>363665</text:p>
          </table:table-cell>
          <table:table-cell office:value-type="float" office:value="218478">
            <text:p>218478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18]*[.B18]/8" office:value-type="float" office:value="454581.25">
            <text:p>45458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a</text:p>
          </table:table-cell>
          <table:table-cell office:value-type="float" office:value="68697">
            <text:p>68697</text:p>
          </table:table-cell>
          <table:table-cell office:value-type="float" office:value="73981">
            <text:p>73981</text:p>
          </table:table-cell>
          <table:table-cell office:value-type="float" office:value="524278">
            <text:p>524278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19]*[.B19]/8" office:value-type="float" office:value="138714.375">
            <text:p>1387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0</text:p>
          </table:table-cell>
          <table:table-cell office:value-type="float" office:value="669345">
            <text:p>669345</text:p>
          </table:table-cell>
          <table:table-cell office:value-type="float" office:value="727499">
            <text:p>727499</text:p>
          </table:table-cell>
          <table:table-cell office:value-type="float" office:value="4194296">
            <text:p>4194296</text:p>
          </table:table-cell>
          <table:table-cell office:value-type="float" office:value="2">
            <text:p>2</text:p>
          </table:table-cell>
          <table:table-cell office:value-type="float" office:value="4194304">
            <text:p>4194304</text:p>
          </table:table-cell>
          <table:table-cell table:formula="of:=[.E20]*[.B20]/8" office:value-type="float" office:value="1454998">
            <text:p>145499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b</text:p>
          </table:table-cell>
          <table:table-cell office:value-type="float" office:value="20581">
            <text:p>20581</text:p>
          </table:table-cell>
          <table:table-cell office:value-type="float" office:value="22377">
            <text:p>22377</text:p>
          </table:table-cell>
          <table:table-cell office:value-type="float" office:value="210936">
            <text:p>210936</text:p>
          </table:table-cell>
          <table:table-cell office:value-type="float" office:value="4">
            <text:p>4</text:p>
          </table:table-cell>
          <table:table-cell office:value-type="float" office:value="33554432">
            <text:p>33554432</text:p>
          </table:table-cell>
          <table:table-cell table:formula="of:=[.E21]*[.B21]/8" office:value-type="float" office:value="39159.75">
            <text:p>39160</text:p>
          </table:table-cell>
        </table:table-row>
        <table:table-row table:style-name="ro1">
          <table:table-cell table:number-columns-repeated="3"/>
          <table:table-cell table:formula="of:=SUM([.D15:.D21])" office:value-type="float" office:value="833503">
            <text:p>833503</text:p>
          </table:table-cell>
          <table:table-cell table:formula="of:=SUM([.E15:.E21])" office:value-type="float" office:value="2142597">
            <text:p>2142597</text:p>
          </table:table-cell>
          <table:table-cell table:formula="of:=SUM([.F15:.F21])" office:value-type="float" office:value="5176529">
            <text:p>5176529</text:p>
          </table:table-cell>
          <table:table-cell table:number-columns-repeated="2"/>
          <table:table-cell table:formula="of:=SUM([.I15:.I21])" office:value-type="float" office:value="2704859.625">
            <text:p>27048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1848159">
            <text:p>1848159</text:p>
          </table:table-cell>
          <table:table-cell office:value-type="float" office:value="497">
            <text:p>49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25]*[.B25]/8" office:value-type="float" office:value="462039.75">
            <text:p>46204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1993201">
            <text:p>1993201</text:p>
          </table:table-cell>
          <table:table-cell office:value-type="float" office:value="3655">
            <text:p>3655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26]*[.B26]/8" office:value-type="float" office:value="1245750.625">
            <text:p>124575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2813260">
            <text:p>2813260</text:p>
          </table:table-cell>
          <table:table-cell office:value-type="float" office:value="27102">
            <text:p>27102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7]*[.B27]/8" office:value-type="float" office:value="2813260">
            <text:p>281326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2899841">
            <text:p>2899841</text:p>
          </table:table-cell>
          <table:table-cell office:value-type="float" office:value="229792">
            <text:p>229792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28]*[.B28]/8" office:value-type="float" office:value="3624801.25">
            <text:p>362480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97948">
            <text:p>97948</text:p>
          </table:table-cell>
          <table:table-cell office:value-type="float" office:value="492350">
            <text:p>492350</text:p>
          </table:table-cell>
          <table:table-cell office:value-type="float" office:value="524284">
            <text:p>524284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29]*[.B29]/8" office:value-type="float" office:value="923156.25">
            <text:p>92315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a</text:p>
          </table:table-cell>
          <table:table-cell office:value-type="float" office:value="618519">
            <text:p>618519</text:p>
          </table:table-cell>
          <table:table-cell office:value-type="float" office:value="940694">
            <text:p>940694</text:p>
          </table:table-cell>
          <table:table-cell office:value-type="float" office:value="4194302">
            <text:p>4194302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30]*[.B30]/8" office:value-type="float" office:value="2116561.5">
            <text:p>211656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1</text:p>
          </table:table-cell>
          <table:table-cell office:value-type="float" office:value="2826292">
            <text:p>2826292</text:p>
          </table:table-cell>
          <table:table-cell office:value-type="float" office:value="4414575">
            <text:p>4414575</text:p>
          </table:table-cell>
          <table:table-cell office:value-type="float" office:value="17717701">
            <text:p>17717701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31]*[.B31]/8" office:value-type="float" office:value="10484615.625">
            <text:p>10484616</text:p>
          </table:table-cell>
        </table:table-row>
        <table:table-row table:style-name="ro1">
          <table:table-cell table:number-columns-repeated="3"/>
          <table:table-cell table:formula="of:=SUM([.D25:.D31])" office:value-type="float" office:value="3617639">
            <text:p>3617639</text:p>
          </table:table-cell>
          <table:table-cell table:formula="of:=SUM([.E25:.E31])" office:value-type="float" office:value="15402080">
            <text:p>15402080</text:p>
          </table:table-cell>
          <table:table-cell table:formula="of:=SUM([.F25:.F31])" office:value-type="float" office:value="22697333">
            <text:p>22697333</text:p>
          </table:table-cell>
          <table:table-cell table:number-columns-repeated="2"/>
          <table:table-cell table:formula="of:=SUM([.I25:.I31])" office:value-type="float" office:value="21670185">
            <text:p>21670185</text:p>
          </table:table-cell>
        </table:table-row>
        <table:table-row table:style-name="ro1">
          <table:table-cell table:number-columns-repeated="3"/>
          <table:table-cell table:formula="of:=[.D32]+[.D22]" office:value-type="float" office:value="4451142">
            <text:p>4451142</text:p>
          </table:table-cell>
          <table:table-cell table:formula="of:=[.E32]+[.E22]" office:value-type="float" office:value="17544677">
            <text:p>17544677</text:p>
          </table:table-cell>
          <table:table-cell table:formula="of:=[.F32]+[.F22]" office:value-type="float" office:value="27873862">
            <text:p>27873862</text:p>
          </table:table-cell>
          <table:table-cell table:number-columns-repeated="2"/>
          <table:table-cell table:formula="of:=[.I32]+[.I22]" office:value-type="float" office:value="24375044.625">
            <text:p>24375045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_2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2091211">
            <text:p>2091211</text:p>
          </table:table-cell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5]*[.B5]/8" office:value-type="float" office:value="522802.75">
            <text:p>522803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2263890">
            <text:p>2263890</text:p>
          </table:table-cell>
          <table:table-cell office:value-type="float" office:value="3575">
            <text:p>3575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6]*[.B6]/8" office:value-type="float" office:value="1414931.25">
            <text:p>141493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3139461">
            <text:p>3139461</text:p>
          </table:table-cell>
          <table:table-cell office:value-type="float" office:value="26577">
            <text:p>26577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7]*[.B7]/8" office:value-type="float" office:value="3139461">
            <text:p>313946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3234725">
            <text:p>3234725</text:p>
          </table:table-cell>
          <table:table-cell office:value-type="float" office:value="225101">
            <text:p>22510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8]*[.B8]/8" office:value-type="float" office:value="4043406.25">
            <text:p>4043406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93835">
            <text:p>93835</text:p>
          </table:table-cell>
          <table:table-cell office:value-type="float" office:value="616204">
            <text:p>616204</text:p>
          </table:table-cell>
          <table:table-cell office:value-type="float" office:value="524286">
            <text:p>524286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9]*[.B9]/8" office:value-type="float" office:value="1155382.5">
            <text:p>1155383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a</text:p>
          </table:table-cell>
          <table:table-cell office:value-type="float" office:value="643221">
            <text:p>643221</text:p>
          </table:table-cell>
          <table:table-cell office:value-type="float" office:value="971138">
            <text:p>971138</text:p>
          </table:table-cell>
          <table:table-cell office:value-type="float" office:value="4194308">
            <text:p>4194308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10]*[.B10]/8" office:value-type="float" office:value="2306452.75">
            <text:p>2306453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1</text:p>
          </table:table-cell>
          <table:table-cell office:value-type="float" office:value="3381259">
            <text:p>3381259</text:p>
          </table:table-cell>
          <table:table-cell office:value-type="float" office:value="5228048">
            <text:p>5228048</text:p>
          </table:table-cell>
          <table:table-cell office:value-type="float" office:value="21083125">
            <text:p>21083125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11]*[.B11]/8" office:value-type="float" office:value="12416614">
            <text:p>12416614</text:p>
          </table:table-cell>
          <table:table-cell/>
        </table:table-row>
        <table:table-row table:style-name="ro1">
          <table:table-cell table:number-columns-repeated="3"/>
          <table:table-cell table:formula="of:=SUM([.D5:.D11])" office:value-type="float" office:value="4193195">
            <text:p>4193195</text:p>
          </table:table-cell>
          <table:table-cell table:formula="of:=SUM([.E5:.E11])" office:value-type="float" office:value="17544677">
            <text:p>17544677</text:p>
          </table:table-cell>
          <table:table-cell table:formula="of:=SUM([.F5:.F11])" office:value-type="float" office:value="26057449">
            <text:p>26057449</text:p>
          </table:table-cell>
          <table:table-cell table:number-columns-repeated="2"/>
          <table:table-cell table:formula="of:=SUM([.I5:.I11])" office:value-type="float" office:value="24999050.5">
            <text:p>2499905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3</text:p>
          </table:table-cell>
          <table:table-cell office:value-type="float" office:value="128">
            <text:p>128</text:p>
          </table:table-cell>
          <table:table-cell office:value-type="float" office:value="302648">
            <text:p>302648</text:p>
          </table:table-cell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15]*[.B15]/8" office:value-type="float" office:value="75662">
            <text:p>7566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4</text:p>
          </table:table-cell>
          <table:table-cell office:value-type="float" office:value="1024">
            <text:p>1024</text:p>
          </table:table-cell>
          <table:table-cell office:value-type="float" office:value="295154">
            <text:p>295154</text:p>
          </table:table-cell>
          <table:table-cell office:value-type="float" office:value="3160">
            <text:p>3160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16]*[.B16]/8" office:value-type="float" office:value="184471.25">
            <text:p>18447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357273">
            <text:p>357273</text:p>
          </table:table-cell>
          <table:table-cell office:value-type="float" office:value="24922">
            <text:p>24922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17]*[.B17]/8" office:value-type="float" office:value="357273">
            <text:p>35727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363665">
            <text:p>363665</text:p>
          </table:table-cell>
          <table:table-cell office:value-type="float" office:value="218478">
            <text:p>218478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18]*[.B18]/8" office:value-type="float" office:value="454581.25">
            <text:p>454581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a</text:p>
          </table:table-cell>
          <table:table-cell office:value-type="float" office:value="68697">
            <text:p>68697</text:p>
          </table:table-cell>
          <table:table-cell office:value-type="float" office:value="73981">
            <text:p>73981</text:p>
          </table:table-cell>
          <table:table-cell office:value-type="float" office:value="524278">
            <text:p>524278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19]*[.B19]/8" office:value-type="float" office:value="138714.375">
            <text:p>13871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0</text:p>
          </table:table-cell>
          <table:table-cell office:value-type="float" office:value="669345">
            <text:p>669345</text:p>
          </table:table-cell>
          <table:table-cell office:value-type="float" office:value="727499">
            <text:p>727499</text:p>
          </table:table-cell>
          <table:table-cell office:value-type="float" office:value="4194296">
            <text:p>4194296</text:p>
          </table:table-cell>
          <table:table-cell office:value-type="float" office:value="2">
            <text:p>2</text:p>
          </table:table-cell>
          <table:table-cell office:value-type="float" office:value="4194304">
            <text:p>4194304</text:p>
          </table:table-cell>
          <table:table-cell table:formula="of:=[.E20]*[.B20]/8" office:value-type="float" office:value="1454998">
            <text:p>145499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b</text:p>
          </table:table-cell>
          <table:table-cell office:value-type="float" office:value="20581">
            <text:p>20581</text:p>
          </table:table-cell>
          <table:table-cell office:value-type="float" office:value="22377">
            <text:p>22377</text:p>
          </table:table-cell>
          <table:table-cell office:value-type="float" office:value="210936">
            <text:p>210936</text:p>
          </table:table-cell>
          <table:table-cell office:value-type="float" office:value="4">
            <text:p>4</text:p>
          </table:table-cell>
          <table:table-cell office:value-type="float" office:value="33554432">
            <text:p>33554432</text:p>
          </table:table-cell>
          <table:table-cell table:formula="of:=[.E21]*[.B21]/8" office:value-type="float" office:value="39159.75">
            <text:p>39160</text:p>
          </table:table-cell>
          <table:table-cell/>
        </table:table-row>
        <table:table-row table:style-name="ro1">
          <table:table-cell table:number-columns-repeated="3"/>
          <table:table-cell table:formula="of:=SUM([.D15:.D21])" office:value-type="float" office:value="833503">
            <text:p>833503</text:p>
          </table:table-cell>
          <table:table-cell table:formula="of:=SUM([.E15:.E21])" office:value-type="float" office:value="2142597">
            <text:p>2142597</text:p>
          </table:table-cell>
          <table:table-cell table:formula="of:=SUM([.F15:.F21])" office:value-type="float" office:value="5176529">
            <text:p>5176529</text:p>
          </table:table-cell>
          <table:table-cell table:number-columns-repeated="2"/>
          <table:table-cell table:formula="of:=SUM([.I15:.I21])" office:value-type="float" office:value="2704859.625">
            <text:p>27048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1743072">
            <text:p>1743072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25]*[.B25]/8" office:value-type="float" office:value="435768">
            <text:p>43576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1852663">
            <text:p>1852663</text:p>
          </table:table-cell>
          <table:table-cell office:value-type="float" office:value="3592">
            <text:p>3592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26]*[.B26]/8" office:value-type="float" office:value="1157914.375">
            <text:p>115791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2522341">
            <text:p>2522341</text:p>
          </table:table-cell>
          <table:table-cell office:value-type="float" office:value="26682">
            <text:p>26682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7]*[.B27]/8" office:value-type="float" office:value="2522341">
            <text:p>252234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2645154">
            <text:p>2645154</text:p>
          </table:table-cell>
          <table:table-cell office:value-type="float" office:value="228831">
            <text:p>22883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28]*[.B28]/8" office:value-type="float" office:value="3306442.5">
            <text:p>3306443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93592">
            <text:p>93592</text:p>
          </table:table-cell>
          <table:table-cell office:value-type="float" office:value="412888">
            <text:p>412888</text:p>
          </table:table-cell>
          <table:table-cell office:value-type="float" office:value="524285">
            <text:p>524285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29]*[.B29]/8" office:value-type="float" office:value="774165">
            <text:p>774165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a</text:p>
          </table:table-cell>
          <table:table-cell office:value-type="float" office:value="647616">
            <text:p>647616</text:p>
          </table:table-cell>
          <table:table-cell office:value-type="float" office:value="981805">
            <text:p>981805</text:p>
          </table:table-cell>
          <table:table-cell office:value-type="float" office:value="4194305">
            <text:p>4194305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30]*[.B30]/8" office:value-type="float" office:value="2331786.875">
            <text:p>2331787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1</text:p>
          </table:table-cell>
          <table:table-cell office:value-type="float" office:value="2597636">
            <text:p>2597636</text:p>
          </table:table-cell>
          <table:table-cell office:value-type="float" office:value="4000905">
            <text:p>4000905</text:p>
          </table:table-cell>
          <table:table-cell office:value-type="float" office:value="16241842">
            <text:p>16241842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31]*[.B31]/8" office:value-type="float" office:value="9002036.25">
            <text:p>9002036</text:p>
          </table:table-cell>
          <table:table-cell/>
        </table:table-row>
        <table:table-row table:style-name="ro1">
          <table:table-cell table:number-columns-repeated="3"/>
          <table:table-cell table:formula="of:=SUM([.D25:.D31])" office:value-type="float" office:value="3413724">
            <text:p>3413724</text:p>
          </table:table-cell>
          <table:table-cell table:formula="of:=SUM([.E25:.E31])" office:value-type="float" office:value="14158828">
            <text:p>14158828</text:p>
          </table:table-cell>
          <table:table-cell table:formula="of:=SUM([.F25:.F31])" office:value-type="float" office:value="21220026">
            <text:p>21220026</text:p>
          </table:table-cell>
          <table:table-cell table:number-columns-repeated="2"/>
          <table:table-cell table:formula="of:=SUM([.I25:.I31])" office:value-type="float" office:value="19530454">
            <text:p>1953045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<text:s/>0</text:p>
          </table:table-cell>
          <table:table-cell office:value-type="float" office:value="128">
            <text:p>128</text:p>
          </table:table-cell>
          <table:table-cell office:value-type="float" office:value="151521">
            <text:p>151521</text:p>
          </table:table-cell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table:formula="of:=[.E35]*[.B35]/8" office:value-type="float" office:value="56820.375">
            <text:p>5682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214671">
            <text:p>214671</text:p>
          </table:table-cell>
          <table:table-cell office:value-type="float" office:value="4562">
            <text:p>4562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36]*[.B36]/8" office:value-type="float" office:value="134169.375">
            <text:p>13416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<text:s/>1</text:p>
          </table:table-cell>
          <table:table-cell office:value-type="float" office:value="8192">
            <text:p>8192</text:p>
          </table:table-cell>
          <table:table-cell office:value-type="float" office:value="295308">
            <text:p>295308</text:p>
          </table:table-cell>
          <table:table-cell office:value-type="float" office:value="32376">
            <text:p>32376</text:p>
          </table:table-cell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table:formula="of:=[.E37]*[.B37]/8" office:value-type="float" office:value="258394.5">
            <text:p>25839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2</text:p>
          </table:table-cell>
          <table:table-cell office:value-type="float" office:value="65536">
            <text:p>65536</text:p>
          </table:table-cell>
          <table:table-cell office:value-type="float" office:value="261452">
            <text:p>261452</text:p>
          </table:table-cell>
          <table:table-cell office:value-type="float" office:value="327951">
            <text:p>32795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38]*[.B38]/8" office:value-type="float" office:value="326815">
            <text:p>32681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1</text:p>
          </table:table-cell>
          <table:table-cell office:value-type="float" office:value="60864">
            <text:p>60864</text:p>
          </table:table-cell>
          <table:table-cell office:value-type="float" office:value="68696">
            <text:p>68696</text:p>
          </table:table-cell>
          <table:table-cell office:value-type="float" office:value="524283">
            <text:p>524283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39]*[.B39]/8" office:value-type="float" office:value="128805">
            <text:p>12880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3</text:p>
          </table:table-cell>
          <table:table-cell office:value-type="float" office:value="237626">
            <text:p>237626</text:p>
          </table:table-cell>
          <table:table-cell office:value-type="float" office:value="251604">
            <text:p>251604</text:p>
          </table:table-cell>
          <table:table-cell office:value-type="float" office:value="1967150">
            <text:p>1967150</text:p>
          </table:table-cell>
          <table:table-cell office:value-type="float" office:value="2">
            <text:p>2</text:p>
          </table:table-cell>
          <table:table-cell office:value-type="float" office:value="4194304">
            <text:p>4194304</text:p>
          </table:table-cell>
          <table:table-cell table:formula="of:=[.E40]*[.B40]/8" office:value-type="float" office:value="471757.5">
            <text:p>471758</text:p>
          </table:table-cell>
          <table:table-cell/>
        </table:table-row>
        <table:table-row table:style-name="ro1">
          <table:table-cell table:number-columns-repeated="3"/>
          <table:table-cell table:formula="of:=SUM([.D35:.D40])" office:value-type="float" office:value="373370">
            <text:p>373370</text:p>
          </table:table-cell>
          <table:table-cell table:formula="of:=SUM([.E35:.E40])" office:value-type="float" office:value="1243252">
            <text:p>1243252</text:p>
          </table:table-cell>
          <table:table-cell table:formula="of:=SUM([.F35:.F40])" office:value-type="float" office:value="2856991">
            <text:p>2856991</text:p>
          </table:table-cell>
          <table:table-cell table:number-columns-repeated="2"/>
          <table:table-cell table:formula="of:=SUM([.I35:.I40])" office:value-type="float" office:value="1376761.75">
            <text:p>1376762</text:p>
          </table:table-cell>
          <table:table-cell/>
        </table:table-row>
        <table:table-row table:style-name="ro1">
          <table:table-cell table:number-columns-repeated="3"/>
          <table:table-cell table:formula="of:=[.D41]+[.D32]+[.D22]" office:value-type="float" office:value="4620597">
            <text:p>4620597</text:p>
          </table:table-cell>
          <table:table-cell table:formula="of:=[.E41]+[.E32]+[.E22]" office:value-type="float" office:value="17544677">
            <text:p>17544677</text:p>
          </table:table-cell>
          <table:table-cell table:formula="of:=[.F41]+[.F32]+[.F22]" office:value-type="float" office:value="29253546">
            <text:p>29253546</text:p>
          </table:table-cell>
          <table:table-cell table:number-columns-repeated="2"/>
          <table:table-cell table:style-name="Default" table:formula="of:=[.I41]+[.I32]+[.I22]" office:value-type="float" office:value="23612075.375">
            <text:p>23612075.375</text:p>
          </table:table-cell>
          <table:table-cell/>
        </table:table-row>
        <table:table-row table:style-name="ro1">
          <table:table-cell table:number-columns-repeated="5"/>
          <table:table-cell table:formula="of:=[.F42]-[.F12]" office:value-type="float" office:value="3196097">
            <text:p>3196097</text:p>
          </table:table-cell>
          <table:table-cell table:number-columns-repeated="2"/>
          <table:table-cell table:style-name="Default" table:formula="of:=[.I42]-[.I12]" office:value-type="float" office:value="-1386975.125">
            <text:p>-1386975.125</text:p>
          </table:table-cell>
          <table:table-cell table:formula="of:=[.F43]+[.I43]" office:value-type="float" office:value="1809121.875">
            <text:p>1809121.875</text:p>
          </table:table-cell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7">07/10/2023</text:date>, <text:time>18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10-07T11:06:41</meta:creation-date>
    <dc:date>2023-10-07T18:16:26</dc:date>
    <dc:creator>Arun dale</dc:creator>
    <meta:editing-duration>PT9M23S</meta:editing-duration>
    <meta:editing-cycles>1</meta:editing-cycles>
    <meta:document-statistic meta:table-count="4" meta:cell-count="816" meta:object-count="0"/>
    <meta:generator>OpenOffice/4.1.10$Unix OpenOffice.org_project/4110m2$Build-9807</meta:generator>
  </office:meta>
</office:document-meta>
</file>